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3" calcext:value-type="float">
            <text:p>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ce58" office:value-type="string" calcext:value-type="string">
            <text:p>Retours sur P4/P5 + Projet P6 ML cour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table-cell table:style-name="ce58" office:value-type="string" calcext:value-type="string">
            <text:p>Projet P6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3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Scrapping (?) + NLP + 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5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6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6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6">
          <table:table-cell table:number-columns-repeated="6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6" table:number-rows-repeated="3">
          <table:table-cell table:style-name="ce242"/>
          <table:table-cell table:number-columns-repeated="63"/>
        </table:table-row>
        <table:table-row table:style-name="ro6" table:number-rows-repeated="104855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6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6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6">
          <table:table-cell table:number-columns-repeated="6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6">
          <table:table-cell table:number-columns-repeated="64"/>
        </table:table-row>
        <table:table-row table:style-name="ro6" table:number-rows-repeated="4">
          <table:table-cell/>
          <table:table-cell table:style-name="ce242"/>
          <table:table-cell table:number-columns-repeated="62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129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6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6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6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03T08:55:10.468814609</dc:date>
    <meta:editing-cycles>485</meta:editing-cycles>
    <meta:editing-duration>P1DT9H11M9S</meta:editing-duration>
    <meta:document-statistic meta:table-count="19" meta:cell-count="946" meta:object-count="0"/>
  </office:meta>
</office:document-meta>
</file>